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basu,sirer,all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3:05:58.592772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3:07:28.679066752</dc:date>
    <meta:generator>LibreOffice/5.2.6.2$Linux_X86_64 LibreOffice_project/20$Build-2</meta:generator>
    <meta:editing-duration>PT41M2S</meta:editing-duration>
    <meta:editing-cycles>87</meta:editing-cycles>
    <meta:document-statistic meta:table-count="1" meta:cell-count="1484" meta:object-count="0"/>
  </office:meta>
</office:document-meta>
</file>